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paragraph-properties fo:break-before="page"/>
      <style:text-properties officeooo:rsid="00210c9f" officeooo:paragraph-rsid="00210c9f"/>
    </style:style>
    <style:style style:name="P11" style:family="paragraph" style:parent-style-name="Standard" style:list-style-name="L1">
      <style:text-properties officeooo:rsid="001874f1" officeooo:paragraph-rsid="001874f1"/>
    </style:style>
    <style:style style:name="P12" style:family="paragraph" style:parent-style-name="Standard" style:list-style-name="L2">
      <style:text-properties officeooo:rsid="00129bf2" officeooo:paragraph-rsid="00194993"/>
    </style:style>
    <style:style style:name="P13" style:family="paragraph" style:parent-style-name="Standard" style:list-style-name="L2">
      <style:text-properties officeooo:rsid="00194993" officeooo:paragraph-rsid="00194993"/>
    </style:style>
    <style:style style:name="P14" style:family="paragraph" style:parent-style-name="Standard" style:list-style-name="L2">
      <style:text-properties officeooo:rsid="00194993" officeooo:paragraph-rsid="001eaadc"/>
    </style:style>
    <style:style style:name="P15" style:family="paragraph" style:parent-style-name="Standard" style:list-style-name="L2">
      <style:text-properties officeooo:rsid="00194993" officeooo:paragraph-rsid="001b3339"/>
    </style:style>
    <style:style style:name="P16" style:family="paragraph" style:parent-style-name="Standard" style:list-style-name="L2">
      <style:text-properties officeooo:rsid="001b3339" officeooo:paragraph-rsid="00194993"/>
    </style:style>
    <style:style style:name="P17" style:family="paragraph" style:parent-style-name="Standard" style:list-style-name="L2">
      <style:text-properties officeooo:rsid="001b3339" officeooo:paragraph-rsid="001b3339"/>
    </style:style>
    <style:style style:name="P18" style:family="paragraph" style:parent-style-name="Standard" style:list-style-name="L2">
      <style:text-properties officeooo:rsid="001b3339" officeooo:paragraph-rsid="001eaadc"/>
    </style:style>
    <style:style style:name="P19" style:family="paragraph" style:parent-style-name="Standard" style:list-style-name="L2">
      <style:text-properties officeooo:rsid="001d7e20" officeooo:paragraph-rsid="001d7e20"/>
    </style:style>
    <style:style style:name="P20" style:family="paragraph" style:parent-style-name="Standard" style:list-style-name="L2">
      <style:text-properties officeooo:rsid="001eaadc" officeooo:paragraph-rsid="001eaadc"/>
    </style:style>
    <style:style style:name="P21" style:family="paragraph" style:parent-style-name="Standard" style:list-style-name="L2">
      <style:text-properties officeooo:rsid="00207efa" officeooo:paragraph-rsid="00207efa"/>
    </style:style>
    <style:style style:name="P22" style:family="paragraph" style:parent-style-name="Standard" style:list-style-name="L2">
      <style:text-properties officeooo:rsid="00210c9f" officeooo:paragraph-rsid="00210c9f"/>
    </style:style>
    <style:style style:name="P23" style:family="paragraph" style:parent-style-name="Standard" style:list-style-name="L3">
      <style:text-properties officeooo:rsid="0022d62b" officeooo:paragraph-rsid="0022d62b"/>
    </style:style>
    <style:style style:name="P24" style:family="paragraph" style:parent-style-name="Standard" style:list-style-name="L3">
      <style:text-properties officeooo:rsid="00236313" officeooo:paragraph-rsid="00236313"/>
    </style:style>
    <style:style style:name="P25" style:family="paragraph" style:parent-style-name="Standard" style:list-style-name="L3">
      <style:text-properties officeooo:rsid="00243813" officeooo:paragraph-rsid="00243813"/>
    </style:style>
    <style:style style:name="P26" style:family="paragraph" style:parent-style-name="Standard" style:list-style-name="L4">
      <style:text-properties officeooo:rsid="0026f7f3" officeooo:paragraph-rsid="0026f7f3"/>
    </style:style>
    <style:style style:name="P27" style:family="paragraph" style:parent-style-name="Standard" style:list-style-name="L4">
      <style:text-properties officeooo:rsid="00288064" officeooo:paragraph-rsid="00288064"/>
    </style:style>
    <style:style style:name="P28" style:family="paragraph" style:parent-style-name="Standard" style:list-style-name="L4">
      <style:text-properties officeooo:rsid="00291a27" officeooo:paragraph-rsid="00291a27"/>
    </style:style>
    <style:style style:name="P29" style:family="paragraph" style:parent-style-name="Standard">
      <style:text-properties officeooo:rsid="00291a27" officeooo:paragraph-rsid="00291a27"/>
    </style:style>
    <style:style style:name="P30" style:family="paragraph" style:parent-style-name="Standard" style:list-style-name="L5">
      <style:text-properties officeooo:rsid="00291a27" officeooo:paragraph-rsid="00291a27"/>
    </style:style>
    <style:style style:name="P31" style:family="paragraph" style:parent-style-name="Standard">
      <style:text-properties officeooo:rsid="002d3032" officeooo:paragraph-rsid="002d3032"/>
    </style:style>
    <style:style style:name="P32" style:family="paragraph" style:parent-style-name="Standard" style:list-style-name="L6">
      <style:text-properties officeooo:rsid="002d3032" officeooo:paragraph-rsid="002d3032"/>
    </style:style>
    <style:style style:name="P33" style:family="paragraph" style:parent-style-name="Standard" style:list-style-name="L7">
      <style:text-properties officeooo:rsid="002d3032" officeooo:paragraph-rsid="002d3032"/>
    </style:style>
    <style:style style:name="P34" style:family="paragraph" style:parent-style-name="Standard">
      <style:paragraph-properties fo:break-before="page"/>
      <style:text-properties officeooo:rsid="002d3032" officeooo:paragraph-rsid="002d3032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097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5750415394383669505" text:style-name="L1">
        <text:list-item>
          <text:p text:style-name="P11">L’art de diriger la cité, de gouverner l’État</text:p>
        </text:list-item>
        <text:list-item>
          <text:p text:style-name="P11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6307524563799952491" text:style-name="L2">
        <text:list-item>
          <text:p text:style-name="P12">Le thème principal est l’ordre</text:p>
        </text:list-item>
        <text:list-item>
          <text:p text:style-name="P13">La thèse principale : Il y a 3 ordres</text:p>
          <text:list>
            <text:list-item>
              <text:p text:style-name="P13">L’ordre des corps, de la chair</text:p>
            </text:list-item>
            <text:list-item>
              <text:p text:style-name="P13">L’ordre de l’esprit, du spirituel</text:p>
            </text:list-item>
            <text:list-item>
              <text:p text:style-name="P13">L’ordre de la charité, de la sagesse</text:p>
            </text:list-item>
          </text:list>
          <text:p text:style-name="P13"/>
        </text:list-item>
        <text:list-item>
          <text:p text:style-name="P13">1<text:span text:style-name="T1">er</text:span> paragraphe</text:p>
          <text:list>
            <text:list-item>
              <text:p text:style-name="P13">figurer = représenter</text:p>
            </text:list-item>
            <text:list-item>
              <text:p text:style-name="P13">Il n’y a pas de rapports entre les ordres, et il y a une plus grande différence entre les corps et l’esprit qu’entre l’esprit et la charité</text:p>
            </text:list-item>
          </text:list>
          <text:p text:style-name="P16"/>
        </text:list-item>
        <text:list-item>
          <text:p text:style-name="P17"><text:span text:style-name="T3">H</text:span>étérogénéité entre les ordres</text:p>
          <text:list>
            <text:list-header>
              <text:p text:style-name="P17">Cette image des ordres a une origine géométrique</text:p>
              <text:list>
                <text:list-header>
                  <text:p text:style-name="P19">Il n’y a pas de commune mesure entre la ligne et la surface et entre la surface et le volume</text:p>
                  <text:p text:style-name="P19">De même, il n’y a pas de commune mesure entre un ordre et un autre</text:p>
                  <text:list>
                    <text:list-header>
                      <text:p text:style-name="P20">Ils sont incommensurables</text:p>
                    </text:list-header>
                  </text:list>
                </text:list-header>
              </text:list>
              <text:p text:style-name="P21">Développer ses compétences dans un ordre n’aura aucune influence sur nos compétences dans les autres ordres</text:p>
            </text:list-header>
          </text:list>
        </text:list-item>
        <text:list-item>
          <text:p text:style-name="P20">Hiérarchie des ordres</text:p>
          <text:list>
            <text:list-item>
              <text:p text:style-name="P14">L’ordre des corps, c’est ce qui appartient à tout ce qui est visible</text:p>
              <text:list>
                <text:list-header>
                  <text:p text:style-name="P15"><text:span text:style-name="T2">T</text:span>out ce qui concerne la puissance matérielle (richesse) et temporelle (politique)</text:p>
                  <text:p text:style-name="P13">Les grands de chair, c’est tous ceux qui ont une puissance visible et qui la manifestent</text:p>
                </text:list-header>
              </text:list>
              <text:p text:style-name="P13">L’ordre de l’esprit, ça renvoie au domaine intellectuel</text:p>
              <text:list text:continue-numbering="true">
                <text:list-header>
                  <text:p text:style-name="P13">Exemple : Archimède, qui a brillé dans le domaine intellectuel</text:p>
                </text:list-header>
              </text:list>
              <text:p text:style-name="P13">L’ordre de la charité, <text:span text:style-name="T2">ça renvoie à l’amour</text:span></text:p>
              <text:list text:continue-numbering="true">
                <text:list-header>
                  <text:p text:style-name="P18">Dans la théologie chrétienne, la charité est une vertu théologale (une vertu par Dieu et pour Dieu)</text:p>
                </text:list-header>
              </text:list>
            </text:list-item>
            <text:list-item>
              <text:p text:style-name="P20">Corps &lt; Esprit &lt; Charité</text:p>
            </text:list-item>
            <text:list-item>
              <text:p text:style-name="P20">Les ordres subordonnés ne voient pas les ordres supérieurs</text:p>
              <text:list>
                <text:list-item>
                  <text:p text:style-name="P20">Objection : On peut appartenir à plusieurs ordres</text:p>
                </text:list-item>
                <text:list-item>
                  <text:p text:style-name="P22">Les ordres supérieurs ne sont pas totalement invisibles aux ordres subordonnés</text:p>
                  <text:p text:style-name="P22">Paragraphe 12</text:p>
                </text:list-item>
              </text:list>
            </text:list-item>
          </text:list>
          <text:p text:style-name="P22"/>
        </text:list-item>
        <text:list-item>
          <text:p text:style-name="P22">La foi n’est pas un don de raisonnement mais un don de Dieu</text:p>
        </text:list-item>
      </text:list>
      <text:p text:style-name="P6"/>
      <text:p text:style-name="P10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2925470780678802369" text:style-name="L3">
        <text:list-item>
          <text:p text:style-name="P23">« La Tyrannie consiste au désir de domination universel et hors de son ordre. »</text:p>
          <text:p text:style-name="P24">→ C’est le désir qui est universel</text:p>
          <text:list>
            <text:list-header>
              <text:p text:style-name="P24">Interprétations :</text:p>
              <text:list>
                <text:list-item>
                  <text:p text:style-name="P24">Tout le monde veut dominer hors de son ordre</text:p>
                </text:list-item>
                <text:list-item>
                  <text:p text:style-name="P24">Le désir serait de régner dans tous les ordres</text:p>
                </text:list-item>
              </text:list>
              <text:p text:style-name="P24">C’est le fait de vouloir dominer dans d’autres ordres mais avec des moyens qui ne sont pas ceux de ces autres ordres</text:p>
              <text:p text:style-name="P24"/>
            </text:list-header>
          </text:list>
        </text:list-item>
        <text:list-item>
          <text:p text:style-name="P25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25">Le beau dirait « je suis plus fort que toi car je suis beau et pas toi »</text:p>
              <text:p text:style-name="P25">Le fort dirait de même mais avec la force</text:p>
              <text:list>
                <text:list-header>
                  <text:p text:style-name="P25">Tous deux ont raison dans l’ordre de chacun</text:p>
                  <text:p text:style-name="P25">Mais tous deux veulent imposer leur force de leur domaine dans le domaine de l’autre</text:p>
                </text:list-header>
              </text:list>
            </text:list-item>
          </text:list>
          <text:p text:style-name="P25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25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2492658605847629794" text:style-name="L4">
        <text:list-item>
          <text:p text:style-name="P26">« La tyrannie est de vouloir avoir par une voie ce qu’on ne peut avoir que par une autre. »</text:p>
        </text:list-item>
        <text:list-item>
          <text:p text:style-name="P27">« On rend différents devoirs au différents mérites »</text:p>
          <text:list>
            <text:list-header>
              <text:p text:style-name="P27">On doit aimer ceux qui sont agréables, craindre ceux qui sont forts, …</text:p>
            </text:list-header>
            <text:list-item>
              <text:p text:style-name="P27">Pourquoi en a-t-on le devoir alors que c’est naturel et automatique ?</text:p>
              <text:list>
                <text:list-item>
                  <text:p text:style-name="P27">Parce qu’il existe la mauvaise foi</text:p>
                </text:list-item>
                <text:list-item>
                  <text:p text:style-name="P27">Si on adhère intérieurement, il faut aussi adhérer extérieurement</text:p>
                </text:list-item>
              </text:list>
              <text:p text:style-name="P28">On est toujours dans la tyrannie, mais du point de vue des dominés</text:p>
            </text:list-item>
          </text:list>
          <text:p text:style-name="P28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28">L’estime n’a rien à voir avec la force, la crainte n’a rien à voir avec l’habileté</text:p>
              <text:p text:style-name="P28">Refuser des devoirs pour de mauvaises raisons, c’est de la tyrannie</text:p>
            </text:list-header>
          </text:list>
          <text:p text:style-name="P28"/>
        </text:list-item>
      </text:list>
      <text:p text:style-name="P29">Quelques exemple<text:span text:style-name="T5">s de tyrannie</text:span> :</text:p>
      <text:list xml:id="list7575675785584552045" text:style-name="L5">
        <text:list-item>
          <text:p text:style-name="P30">Quand notre jugement est influencé par la richesse</text:p>
        </text:list-item>
        <text:list-item>
          <text:p text:style-name="P30">La tyrannie rhétorique</text:p>
        </text:list-item>
        <text:list-item>
          <text:p text:style-name="P30">Imposer une religion officielle</text:p>
        </text:list-item>
        <text:list-item>
          <text:p text:style-name="P30">Imposer une esthétique officielle</text:p>
        </text:list-item>
      </text:list>
      <text:p text:style-name="P29"/>
      <text:p text:style-name="P31"/>
      <text:p text:style-name="P31"/>
      <text:p text:style-name="P34">Pascal, <text:span text:style-name="T6">Trois discours sur la condition des grands</text:span></text:p>
      <text:p text:style-name="P31">Problèmes :</text:p>
      <text:list xml:id="list3892471629166786798" text:style-name="L6">
        <text:list-item>
          <text:p text:style-name="P32">Quelle est l’attitude qu’on doit avoir à l’égard de ses sujets ?</text:p>
        </text:list-item>
        <text:list-item>
          <text:p text:style-name="P32">Quand on est gouverné, quelle attitude doit-on avoir à l’égard des gouvernants ?</text:p>
        </text:list-item>
      </text:list>
      <text:p text:style-name="P31"/>
      <text:p text:style-name="P31">Premier discours :</text:p>
      <text:p text:style-name="P31">Pascal raconte une histoire pour illustrer ceci :</text:p>
      <text:p text:style-name="P31">Les rois, les ducs et les nobles exercent un pouvoir non pas par le mérite mais par le hasard</text:p>
      <text:p text:style-name="P31"/>
      <text:p text:style-name="P31">Deuxième discours :</text:p>
      <text:list xml:id="list667946513708861169" text:style-name="L7">
        <text:list-item>
          <text:p text:style-name="P33">Quelles sont les différentes grandeurs dont parle Pascal ?</text:p>
          <text:list>
            <text:list-item>
              <text:p text:style-name="P33">Grandeurs d’établissement</text:p>
            </text:list-item>
            <text:list-item>
              <text:p text:style-name="P33">Grandeurs naturelle<text:span text:style-name="T7">s</text:span></text:p>
            </text:list-item>
          </text:list>
        </text:list-item>
        <text:list-item>
          <text:p text:style-name="P33">Quels sont les différents respects qui y correspondent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8-12-17T09:11:45.331000000</dc:date>
    <meta:editing-duration>PT58M43S</meta:editing-duration>
    <meta:editing-cycles>10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82" meta:word-count="839" meta:character-count="4386" meta:non-whitespace-character-count="3692"/>
  </office:meta>
</office:document-meta>
</file>